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Open Sans" fo:font-size="12pt" fo:letter-spacing="normal" fo:font-style="normal" fo:font-weight="normal" officeooo:rsid="00161b6d" officeooo:paragraph-rsid="00161b6d" style:font-size-asian="12pt" style:font-size-complex="12pt"/>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Open Sans" fo:font-size="12pt" fo:letter-spacing="normal" fo:language="en" fo:country="US" fo:font-style="normal" fo:font-weight="normal" officeooo:rsid="00161b6d" officeooo:paragraph-rsid="00161b6d" style:font-size-asian="12pt" style:font-size-complex="12pt"/>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Open Sans" fo:font-size="12pt" fo:letter-spacing="normal" fo:language="en" fo:country="US" fo:font-style="normal" fo:font-weight="normal" officeooo:rsid="0017e08c" officeooo:paragraph-rsid="0017e08c" style:font-size-asian="12pt" style:font-size-complex="12pt"/>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Open Sans" fo:font-size="12pt" fo:letter-spacing="normal" fo:language="en" fo:country="US" fo:font-style="normal" fo:font-weight="normal" officeooo:rsid="00161b6d" officeooo:paragraph-rsid="00161b6d" style:font-size-asian="12pt" style:font-size-complex="12pt"/>
    </style:style>
    <style:style style:name="T1" style:family="text">
      <style:text-properties officeooo:rsid="0019d4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de <text:span text:style-name="T1">of Conduct</text:span> (based on <text:span text:style-name="T1">PyD</text:span>ata code of conduct)</text:p>
      <text:p text:style-name="P2"/>
      <text:p text:style-name="P2">WTPC is dedicated to providing a harassment-free workshop experience for everyone, regardless of gender, sexual orientation, gender identity and expression, disability, physical appearance, body size, race, or religion. </text:p>
      <text:p text:style-name="P1"/>
      <text:p text:style-name="P2">We do not tolerate harassment of conference participants in any form. All communication should be appropriate for a professional audience including people of many different backgrounds. Sexual language and imagery is not appropriate for any conference venue, including talks. Be kind to others. Do not insult or put down other attendees. Behave professionally.</text:p>
      <text:p text:style-name="P2"/>
      <text:p text:style-name="P2">Attendees violating these rules may be asked to leave the Workshop without a refund at the sole discretion of the conference organizers. Thank you for helping make this a welcoming, friendly event for al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20:26:09.082362506</meta:creation-date>
    <dc:date>2017-11-13T20:43:36.829632533</dc:date>
    <meta:editing-duration>PT2M54S</meta:editing-duration>
    <meta:editing-cycles>4</meta:editing-cycles>
    <meta:generator>LibreOffice/5.4.1.2.0$Linux_X86_64 LibreOffice_project/40m0$Build-2</meta:generator>
    <meta:document-statistic meta:table-count="0" meta:image-count="0" meta:object-count="0" meta:page-count="1" meta:paragraph-count="4" meta:word-count="124" meta:character-count="834" meta:non-whitespace-character-count="713"/>
  </office:meta>
</office:document-meta>
</file>